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678cm"/>
    </style:style>
    <style:style style:name="co2" style:family="table-column">
      <style:table-column-properties fo:break-before="auto" style:column-width="5.30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fo:background-color="#83ca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83caff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ce3"/>
        <table:table-column table:style-name="co2" table:number-columns-repeated="2" table:default-cell-style-name="ce5"/>
        <table:table-column table:style-name="co3" table:number-columns-repeated="1020" table:default-cell-style-name="Default"/>
        <table:table-row table:style-name="ro1">
          <table:table-cell table:style-name="ce1" office:value-type="string">
            <text:p>Fecha</text:p>
          </table:table-cell>
          <table:table-cell table:style-name="ce1" office:value-type="string">
            <text:p>Taborda Juan</text:p>
          </table:table-cell>
          <table:table-cell table:style-name="ce1" office:value-type="string">
            <text:p>Rodriguez Jesús</text:p>
          </table:table-cell>
          <table:table-cell table:style-name="ce1" table:number-columns-repeated="1020"/>
        </table:table-row>
        <table:table-row table:style-name="ro1">
          <table:table-cell table:style-name="ce2" office:value-type="date" office:date-value="2012-03-03">
            <text:p>03/03/12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Default" office:value-type="string">
            <text:p>1.- Reporte de Rechazo</text:p>
          </table:table-cell>
          <table:table-cell office:value-type="string">
            <text:p>1.- Continuar con Formulació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2.- Ajustes en Cuarentena</text:p>
          </table:table-cell>
          <table:table-cell office:value-type="string">
            <text:p>2.- Maestro de Cosecha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3.- Listado de Cuarentenas</text:p>
          </table:table-cell>
          <table:table-cell office:value-type="string">
            <text:p>3.- Maestro de Análisis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2-03-05">
            <text:p>05/03/12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office:value-type="string">
            <text:p>1.- Maestro de Productor</text:p>
          </table:table-cell>
          <table:table-cell office:value-type="string">
            <text:p>1.- Despacho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2.- Maestro de Cargo</text:p>
          </table:table-cell>
          <table:table-cell office:value-type="string">
            <text:p>2.- Maestro de Parámetro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3.- Maestro de Plagas</text:p>
          </table:table-cell>
          <table:table-cell table:number-columns-repeated="1021"/>
        </table:table-row>
        <table:table-row table:style-name="ro1" table:number-rows-repeated="104856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Hoja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6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3">03/03/2012</text:date>, <text:time>11:04:0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an Taboroda</meta:initial-creator>
    <meta:creation-date>2012-03-03T10:50:51</meta:creation-date>
    <meta:generator>OpenOffice.org/3.2$Linux OpenOffice.org_project/320m12$Build-9483</meta:generator>
    <dc:date>2012-03-03T11:04:00</dc:date>
    <dc:creator>Juan Taboroda</dc:creator>
    <meta:editing-duration>PT00H13M10S</meta:editing-duration>
    <meta:editing-cycles>2</meta:editing-cycles>
    <meta:document-statistic meta:table-count="3" meta:cell-count="16" meta:object-count="0"/>
  </office:meta>
</office:document-meta>
</file>